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ecd" officeooo:paragraph-rsid="000bc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only major issue that I found with this group is that we started late. <text:s/>This was no one's specific fault, but it did mean we had a lot of catching up to do once we started moving. <text:s/>Unfortunately, potentially because we weren’t very communicative at the start, we even had a team member leave, which I think served as the final stimulus to get working. Once we began moving, we slowly but began reaching milestones, and eventually had a completed report and website. </text:p>
      <text:p text:style-name="P1"/>
      <text:p text:style-name="P1">Collaborating through GitHub worked really well, as we rarely were able to meet as a group, so we could simply make contributions, and others could pick up where we left off. <text:s/>We used Discord as well, which despite being more of a real-time communication tool, worked well for us as well. <text:s/>Despite having different schedules and priorities, we were able to effectively keep track of what we were doing and what needed to be done. <text:s/>Individually, we were able to claim specific tasks, and all of my team members put together good quality work.</text:p>
      <text:p text:style-name="P1"/>
      <text:p text:style-name="P1">Despite our tools being suited for the task, I feel that we could potentially be more communicative with the potential of setting up actual meetings rather than talking in a non-real-time fashion most of the time. <text:s/>With some extra real-time communication, I’m confident that we will be able to work on our project as a group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1T09:43:47.092140258</meta:creation-date>
    <dc:date>2020-01-11T09:56:05.857964104</dc:date>
    <meta:editing-duration>PT8S</meta:editing-duration>
    <meta:editing-cycles>1</meta:editing-cycles>
    <meta:document-statistic meta:table-count="0" meta:image-count="0" meta:object-count="0" meta:page-count="1" meta:paragraph-count="3" meta:word-count="234" meta:character-count="1336" meta:non-whitespace-character-count="1098"/>
    <meta:generator>LibreOffice/6.3.3.2$Linux_X86_64 LibreOffice_project/30$Build-2</meta:generator>
  </office:meta>
</office:document-meta>
</file>